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116.4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.81pt"/>
    </style:style>
    <style:style style:name="co8" style:family="table-column">
      <style:table-column-properties fo:break-before="auto" style:column-width="60.21pt"/>
    </style:style>
    <style:style style:name="co9" style:family="table-column">
      <style:table-column-properties fo:break-before="auto" style:column-width="137.85pt"/>
    </style:style>
    <style:style style:name="co10" style:family="table-column">
      <style:table-column-properties fo:break-before="auto" style:column-width="90.71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0.24pt"/>
    </style:style>
    <style:style style:name="co16" style:family="table-column">
      <style:table-column-properties fo:break-before="auto" style:column-width="130.56pt"/>
    </style:style>
    <style:style style:name="co17" style:family="table-column">
      <style:table-column-properties fo:break-before="auto" style:column-width="69.76pt"/>
    </style:style>
    <style:style style:name="co18" style:family="table-column">
      <style:table-column-properties fo:break-before="auto" style:column-width="14pt"/>
    </style:style>
    <style:style style:name="co19" style:family="table-column">
      <style:table-column-properties fo:break-before="auto" style:column-width="95.64pt"/>
    </style:style>
    <style:style style:name="co20" style:family="table-column">
      <style:table-column-properties fo:break-before="auto" style:column-width="127.16pt"/>
    </style:style>
    <style:style style:name="co21" style:family="table-column">
      <style:table-column-properties fo:break-before="auto" style:column-width="70.89pt"/>
    </style:style>
    <style:style style:name="co22" style:family="table-column">
      <style:table-column-properties fo:break-before="auto" style:column-width="91.84pt"/>
    </style:style>
    <style:style style:name="co23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6" table:default-cell-style-name="ce3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In-house</text:p>
          </table:table-cell>
          <table:table-cell table:formula="of:=[$HAT.I12]" office:value-type="currency" office:currency="USD" office:value="11.766" calcext:value-type="currency">
            <text:p>$11.77</text:p>
          </table:table-cell>
          <table:table-cell office:value-type="float" office:value="1" calcext:value-type="float">
            <text:p>1</text:p>
          </table:table-cell>
          <table:table-cell table:formula="of:=[.F2]*[.G2]" office:value-type="currency" office:currency="USD" office:value="11.766" calcext:value-type="currency">
            <text:p>$11.77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Zero</text:p>
          </table:table-cell>
          <table:table-cell table:number-columns-repeated="2"/>
          <table:table-cell office:value-type="currency" office:currency="USD" office:value="5" calcext:value-type="currency">
            <text:p>$5.00</text:p>
          </table:table-cell>
          <table:table-cell office:value-type="float" office:value="1" calcext:value-type="float">
            <text:p>1</text:p>
          </table:table-cell>
          <table:table-cell table:formula="of:=[.F3]*[.G3]" office:value-type="currency" office:currency="USD" office:value="5" calcext:value-type="currency">
            <text:p>$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 office:value-type="string" calcext:value-type="string">
            <text:p>467-SDSDQAB-008G </text:p>
          </table:table-cell>
          <table:table-cell office:value-type="string" calcext:value-type="string">
            <text:p>SanDisk</text:p>
          </table:table-cell>
          <table:table-cell office:value-type="currency" office:currency="USD" office:value="7.59" calcext:value-type="currency">
            <text:p>$7.59</text:p>
          </table:table-cell>
          <table:table-cell office:value-type="float" office:value="1" calcext:value-type="float">
            <text:p>1</text:p>
          </table:table-cell>
          <table:table-cell table:formula="of:=[.F4]*[.G4]" office:value-type="currency" office:currency="USD" office:value="7.59" calcext:value-type="currency">
            <text:p>$7.59</text:p>
          </table:table-cell>
          <table:table-cell office:value-type="string" calcext:value-type="string">
            <text:p>https://www.mouser.com/ProductDetail/SanDisk/SDSDQAB-008G?qs=sGAEpiMZZMtyMAXUUxCBE9Ul6KnuQP9q%252B3380z3jrZZZMy30lM0VNw%3D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F5]*[.G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<text:s/>474-PRT-14275 </text:p>
          </table:table-cell>
          <table:table-cell/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 table:formula="of:=[.F6]*[.G6]" office:value-type="currency" office:currency="USD" office:value="0.95" calcext:value-type="currency">
            <text:p>$0.95</text:p>
          </table:table-cell>
          <table:table-cell office:value-type="string" calcext:value-type="string">
            <text:p>https://www.mouser.com/ProductDetail/SparkFun/PRT-14275?qs=sGAEpiMZZMve4%2FbfQkoj%252BIXOwo8ROnu7OrMBvv650n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Front</text:p>
          </table:table-cell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F7]*[.G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Back</text:p>
          </table:table-cell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F8]*[.G8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/>
          <table:table-cell office:value-type="string" calcext:value-type="string">
            <text:p>In-house</text:p>
          </table:table-cell>
          <table:table-cell table:formula="of:=[$'Judge Trigger Box'.I20]" office:value-type="currency" office:currency="USD" office:value="11.4356" calcext:value-type="currency">
            <text:p>$11.44</text:p>
          </table:table-cell>
          <table:table-cell office:value-type="float" office:value="3" calcext:value-type="float">
            <text:p>3</text:p>
          </table:table-cell>
          <table:table-cell table:formula="of:=[.F9]*[.G9]" office:value-type="currency" office:currency="USD" office:value="34.3068" calcext:value-type="currency">
            <text:p>$34.31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/>
          <table:table-cell office:value-type="string" calcext:value-type="string">
            <text:p>In-house</text:p>
          </table:table-cell>
          <table:table-cell table:formula="of:=[$Timer.I20]" office:value-type="currency" office:currency="USD" office:value="7.0095" calcext:value-type="currency">
            <text:p>$7.01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currency" office:currency="USD" office:value="7.0095" calcext:value-type="currency">
            <text:p>$7.01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2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F11]*[.G11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2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F12]*[.G12]" office:value-type="currency" office:currency="USD" office:value="10.88" calcext:value-type="currency">
            <text:p>$10.8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otal:</text:p>
          </table:table-cell>
          <table:table-cell table:formula="of:=SUM([.H2:.H12])" office:value-type="currency" office:currency="USD" office:value="98.9423" calcext:value-type="currency">
            <text:p>$98.94</text:p>
          </table:table-cell>
          <table:table-cell/>
        </table:table-row>
      </table:table>
      <table:table table:name="Judge Trigger Box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office:value-type="currency" office:currency="USD" office:value="1.48" calcext:value-type="currency">
            <text:p>$1.4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F4]*[.H4]" office:value-type="currency" office:currency="USD" office:value="0.74" calcext:value-type="currency">
            <text:p>$0.74</text:p>
          </table:table-cell>
          <table:table-cell/>
          <table:table-cell office:value-type="string" calcext:value-type="string">
            <text:p>https://www.aliexpress.com/item/85042-Free-shipping-FR4-PCB-Single-Side-Copper-Clad-plate-DIY-PCB-Kit-Laminate-Circuit-Board/32658447865.html?spm=a2g0s.13010208.99999999.265.72a13c00CK3TaP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3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4356" calcext:value-type="currency">
            <text:p>$11.44</text:p>
          </table:table-cell>
          <table:table-cell table:number-columns-repeated="2"/>
        </table:table-row>
      </table:table>
      <table:table table:name="Timer" table:style-name="ta1"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6" table:default-cell-style-name="Default"/>
        <table:table-column table:style-name="co6" table:default-cell-style-name="ce3"/>
        <table:table-column table:style-name="co17" table:default-cell-style-name="Default"/>
        <table:table-column table:style-name="co6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Number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office:value-type="currency" office:currency="USD" office:value="1.48" calcext:value-type="currency">
            <text:p>$1.4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F3]*[.H3]" office:value-type="currency" office:currency="USD" office:value="0.74" calcext:value-type="currency">
            <text:p>$0.74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aliexpress.com/item/85042-Free-shipping-FR4-PCB-Single-Side-Copper-Clad-plate-DIY-PCB-Kit-Laminate-Circuit-Board/32658447865.html?spm=a2g0s.13010208.99999999.265.72a13c00CK3TaP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2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 5V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08" calcext:value-type="currency">
            <text:p>$0.08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19" calcext:value-type="currency">
            <text:p>$0.19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 uF Capacitor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3" calcext:value-type="currency">
            <text:p>$0.13</text:p>
          </table:table-cell>
          <table:table-cell office:value-type="string" calcext:value-type="string">
            <text:p>77-VJ1206Y105MXJTBC</text:p>
          </table:table-cell>
          <table:table-cell office:value-type="float" office:value="2" calcext:value-type="float">
            <text:p>2</text:p>
          </table:table-cell>
          <table:table-cell table:formula="of:=[.F9]*[.H9]" office:value-type="currency" office:currency="USD" office:value="0.26" calcext:value-type="currency">
            <text:p>$0.26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Vitramon/VJ1206Y105MXJTW1BC?qs=sGAEpiMZZMvsSlwiRhF8qkQVqycamx5K21C%2fNuu2YNk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3" calcext:value-type="float">
            <text:p>3</text:p>
          </table:table-cell>
          <table:table-cell table:formula="of:=[.F10]*[.H10]" office:value-type="currency" office:currency="USD" office:value="0.36" calcext:value-type="currency">
            <text:p>$0.36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1" calcext:value-type="float">
            <text:p>1</text:p>
          </table:table-cell>
          <table:table-cell table:formula="of:=[.F11]*[.H11]" office:value-type="currency" office:currency="USD" office:value="0.25" calcext:value-type="currency">
            <text:p>$0.25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-R4, R6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12]*[.H12]" office:value-type="currency" office:currency="USD" office:value="0.4" calcext:value-type="currency">
            <text:p>$0.4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100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667-ERJ-8ENF95R3V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TE-Connectivity-Holsworthy/CRGP1206F100R?qs=sGAEpiMZZMu61qfTUdNhG%2fMZXHif3NbIqwsmicLPD3yELPYsJrv0gA%3d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Molex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string" calcext:value-type="string">
            <text:p>538-95009-7641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78" calcext:value-type="currency">
            <text:p>$0.78</text:p>
          </table:table-cell>
          <table:table-cell/>
          <table:table-cell office:value-type="string" calcext:value-type="string">
            <text:p>https://www.mouser.com/ProductDetail/Molex/95009-7641?qs=sGAEpiMZZMvQhAhQbXdbBpX%252bqaYX21oFqJOvNqAfSpY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c Level Shift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tel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.12" calcext:value-type="currency">
            <text:p>$0.12</text:p>
          </table:table-cell>
          <table:table-cell table:style-name="Default" office:value-type="string" calcext:value-type="string">
            <text:p>SC-70-5 or SOT-23-5</text:p>
          </table:table-cell>
          <table:table-cell office:value-type="string" calcext:value-type="string">
            <text:p>https://www.mouser.com/ProductDetail/Microchip-Technology-Micrel/MIC5504-33YM5-TR?qs=sGAEpiMZZMsGz1a6aV8DcNranXV84HMLKPM1ywdYRf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8]*[.H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2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9]*[.H19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7.0095" calcext:value-type="currency">
            <text:p>$7.01</text:p>
          </table:table-cell>
          <table:table-cell table:number-columns-repeated="2"/>
        </table:table-row>
      </table:table>
      <table:table table:name="HAT" table:style-name="ta1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11" table:default-cell-style-name="ce3"/>
        <table:table-column table:style-name="co20" table:default-cell-style-name="Default"/>
        <table:table-column table:style-name="co12" table:default-cell-style-name="Default"/>
        <table:table-column table:style-name="co13" table:default-cell-style-name="ce3"/>
        <table:table-column table:style-name="co21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/>
          <table:table-cell office:value-type="currency" office:currency="USD" office:value="2.88" calcext:value-type="currency">
            <text:p>$2.88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F3]*[.H3]" office:value-type="currency" office:currency="USD" office:value="0.576" calcext:value-type="currency">
            <text:p>$0.58</text:p>
          </table:table-cell>
          <table:table-cell/>
          <table:table-cell office:value-type="string" calcext:value-type="string">
            <text:p>https://www.aliexpress.com/item/5-pc-7-10CM-Single-Side-Circuit-Board-Copper-Clad-Plate-Laminate-Universal-PCB-Circuit-Board/32799673259.html?spm=a2g0s.13010208.99999999.259.72a13c00CK3Ta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CN1</text:p>
          </table:table-cell>
          <table:table-cell/>
          <table:table-cell office:value-type="currency" office:currency="USD" office:value="2.55" calcext:value-type="currency">
            <text:p>$2.55</text:p>
          </table:table-cell>
          <table:table-cell office:value-type="string" calcext:value-type="string">
            <text:p>517-929975-01-20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2.55" calcext:value-type="currency">
            <text:p>$2.55</text:p>
          </table:table-cell>
          <table:table-cell/>
          <table:table-cell office:value-type="string" calcext:value-type="string">
            <text:p>https://www.mouser.com/ProductDetail/3M-Electronic-Solutions-Division/929975-01-20?qs=sGAEpiMZZMs%252bGHln7q6pmwu5ra4CY41iw%2fhwurkb4x4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10 nF Capacitor</text:p>
          </table:table-cell>
          <table:table-cell office:value-type="string" calcext:value-type="string">
            <text:p>C1-C4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26</text:p>
          </table:table-cell>
          <table:table-cell office:value-type="float" office:value="4" calcext:value-type="float">
            <text:p>4</text:p>
          </table:table-cell>
          <table:table-cell table:formula="of:=[.F5]*[.H5]" office:value-type="currency" office:currency="USD" office:value="0.48" calcext:value-type="currency">
            <text:p>$0.48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26?qs=sGAEpiMZZMvsSlwiRhF8qunkWFWGyo%252bv74cnMuHcFDR2TgmDdFl39Q%3d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470 pF Capacitor</text:p>
          </table:table-cell>
          <table:table-cell office:value-type="string" calcext:value-type="string">
            <text:p>C5-C12</text:p>
          </table:table-cell>
          <table:table-cell office:value-type="string" calcext:value-type="string">
            <text:p>Wurth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710-885012208073</text:p>
          </table:table-cell>
          <table:table-cell office:value-type="float" office:value="8" calcext:value-type="float">
            <text:p>8</text:p>
          </table:table-cell>
          <table:table-cell table:formula="of:=[.F6]*[.H6]" office:value-type="currency" office:currency="USD" office:value="0.96" calcext:value-type="currency">
            <text:p>$0.96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Wurth-Electronics/885012208073?qs=sGAEpiMZZMvsSlwiRhF8qunkWFWGyo%252bvQYBg9zE4yiIzNzH3%252bGFhjQ%3d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3, R6, R9, R12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4" calcext:value-type="float">
            <text:p>4</text:p>
          </table:table-cell>
          <table:table-cell table:formula="of:=[.F7]*[.H7]" office:value-type="currency" office:currency="USD" office:value="0.4" calcext:value-type="currency">
            <text:p>$0.4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Ohm Resistor</text:p>
          </table:table-cell>
          <table:table-cell office:value-type="string" calcext:value-type="string">
            <text:p>R1,R2,R4,R5,R7,R8,R10,R11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8" calcext:value-type="float">
            <text:p>8</text:p>
          </table:table-cell>
          <table:table-cell table:formula="of:=[.F8]*[.H8]" office:value-type="currency" office:currency="USD" office:value="0.8" calcext:value-type="currency">
            <text:p>$0.8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08" calcext:value-type="currency">
            <text:p>$0.08</text:p>
          </table:table-cell>
          <table:table-cell table:style-name="ce3" office:value-type="string" calcext:value-type="string">
            <text:p>SOD-80C or SOD-323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Diodes Inc.</text:p>
          </table:table-cell>
          <table:table-cell office:value-type="currency" office:currency="USD" office:value="0.19" calcext:value-type="currency">
            <text:p>$0.19</text:p>
          </table:table-cell>
          <table:table-cell office:value-type="string" calcext:value-type="string">
            <text:p>621-MMSZ5226B-F</text:p>
          </table:table-cell>
          <table:table-cell office:value-type="float" office:value="8" calcext:value-type="float">
            <text:p>8</text:p>
          </table:table-cell>
          <table:table-cell table:formula="of:=[.F10]*[.H10]" office:value-type="currency" office:currency="USD" office:value="1.52" calcext:value-type="currency">
            <text:p>$1.52</text:p>
          </table:table-cell>
          <table:table-cell table:style-name="ce3" office:value-type="string" calcext:value-type="string">
            <text:p>SOD-123-2</text:p>
          </table:table-cell>
          <table:table-cell office:value-type="string" calcext:value-type="string">
            <text:p>https://www.mouser.com/ProductDetail/Diodes-Incorporated/MMSZ5226B-7-F?qs=sGAEpiMZZMtQ8nqTKtFS%2fFjsRDnK6LU0bYCGgVOX7JY%3d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1]*[.H11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11.766" calcext:value-type="currency">
            <text:p>$11.77</text:p>
          </table:table-cell>
          <table:table-cell table:number-columns-repeated="2"/>
        </table:table-row>
      </table:table>
      <table:table table:name="Printed Part Costs" table:style-name="ta1">
        <table:table-column table:style-name="co22" table:default-cell-style-name="Default"/>
        <table:table-column table:style-name="co6" table:default-cell-style-name="Default"/>
        <table:table-column table:style-name="co6" table:default-cell-style-name="ce3"/>
        <table:table-column table:style-name="co2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2]/1000*[.$E$1]" office:value-type="currency" office:currency="USD" office:value="0.0279" calcext:value-type="currency">
            <text:p>$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3]/1000*[.$E$1]" office:value-type="currency" office:currency="USD" office:value="0.075" calcext:value-type="currency">
            <text:p>$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4]/1000*[.$E$1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5:03:32.187934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9-02-24T15:15:14.800972732</dc:date>
    <meta:editing-duration>P2DT11H51M27S</meta:editing-duration>
    <meta:editing-cycles>108</meta:editing-cycles>
    <meta:generator>LibreOffice/6.2.0.3$MacOSX_X86_64 LibreOffice_project/98c6a8a1c6c7b144ce3cc729e34964b47ce25d62</meta:generator>
    <dc:creator>David Wright</dc:creator>
    <meta:document-statistic meta:table-count="5" meta:cell-count="574" meta:object-count="0"/>
    <meta:user-defined meta:name=""/>
  </office:meta>
</office:document-meta>
</file>